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5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0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507cm" svg:y="3.25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007cm" svg:y="3.25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507cm" svg:y="3.25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007cm" svg:y="3.25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5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0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8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4.3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5.8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7.2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8.7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0.2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1.7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3.283cm" svg:y="2.246cm">
          <draw:text-box>
            <text:p><text:span text:style-name="T2">7</text:span></text:p>
          </draw:text-box>
        </draw:frame>
        <draw:custom-shape draw:style-name="gr3" draw:text-style-name="P4" draw:layer="layout" svg:width="1.588cm" svg:height="1.402cm" svg:x="2.151cm" svg:y="10.1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5.552cm" svg:y="10.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8.953cm" svg:y="10.12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2.354cm" svg:y="10.12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5.755cm" svg:y="10.12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9.156cm" svg:y="10.1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22.557cm" svg:y="10.1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25.958cm" svg:y="10.126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08cm" svg:height="1.322cm" svg:x="14.807cm" svg:y="3.25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307cm" svg:y="3.25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807cm" svg:y="3.25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3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807cm" svg:y="3.25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307cm" svg:y="3.25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807cm" svg:y="3.25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307cm" svg:y="3.25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15.185cm" svg:y="2.247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6.685cm" svg:y="2.247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7.985cm" svg:y="2.247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9.485cm" svg:y="2.247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20.985cm" svg:y="2.247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2.485cm" svg:y="2.247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3.985cm" svg:y="2.247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5.385cm" svg:y="2.247cm">
          <draw:text-box>
            <text:p><text:span text:style-name="T2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9-01T19:16:58.414913860</dc:date>
    <dc:creator>elucterio </dc:creator>
    <meta:editing-duration>PT10M26S</meta:editing-duration>
    <meta:editing-cycles>8</meta:editing-cycles>
    <meta:generator>LibreOffice/4.2.8.2$Linux_X86_64 LibreOffice_project/420m0$Build-2</meta:generator>
    <meta:document-statistic meta:object-count="40"/>
  </office:meta>
</office:document-meta>
</file>